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6000003AC0131B48048B304C3.png" manifest:media-type="image/png"/>
  <manifest:file-entry manifest:full-path="Pictures/10000000000004E9000003A7AEDCC5DA5B5C8165.png" manifest:media-type="image/png"/>
  <manifest:file-entry manifest:full-path="Pictures/10000000000004E7000003AD165F1429F6052AD9.png" manifest:media-type="image/png"/>
  <manifest:file-entry manifest:full-path="Pictures/100000000000003B0000004185CFE838D5ABBC4B.png" manifest:media-type="image/png"/>
  <manifest:file-entry manifest:full-path="Pictures/10000000000000CE00000070DE776798F9588826.png" manifest:media-type="image/png"/>
  <manifest:file-entry manifest:full-path="Pictures/10000000000001170000007CC55A32C36D6B76FC.png" manifest:media-type="image/png"/>
  <manifest:file-entry manifest:full-path="Pictures/10000000000004E4000003AB24FBAB242C5A9B8C.png" manifest:media-type="image/png"/>
  <manifest:file-entry manifest:full-path="Pictures/100000000000065A000000FB695DA34B82145F36.png" manifest:media-type="image/png"/>
  <manifest:file-entry manifest:full-path="Pictures/1000A17000004161000011A9A46FD3B7A48FAE8C.emf" manifest:media-type="image/x-emf"/>
  <manifest:file-entry manifest:full-path="Pictures/10000000000004E5000003AB891C971D20451FD4.png" manifest:media-type="image/png"/>
  <manifest:file-entry manifest:full-path="Pictures/1000000100000279000000AB50496363004152DD.png" manifest:media-type="image/png"/>
  <manifest:file-entry manifest:full-path="Pictures/100000000000050D000004AFD2DB7BB995BEB4CF.png" manifest:media-type="image/png"/>
  <manifest:file-entry manifest:full-path="Pictures/10000000000004E8000003B09DEB8F23A8A63E7A.png" manifest:media-type="image/png"/>
  <manifest:file-entry manifest:full-path="Pictures/100000010000049700000388A8E9BC9960F10A50.png" manifest:media-type="image/png"/>
  <manifest:file-entry manifest:full-path="Pictures/10000000000004EC000003AEDCA0613160FCA066.png" manifest:media-type="image/png"/>
  <manifest:file-entry manifest:full-path="Pictures/1000000100000279000000BBDA813EB961632768.png" manifest:media-type="image/png"/>
  <manifest:file-entry manifest:full-path="Pictures/10000000000004E9000003AE7498919208663034.png" manifest:media-type="image/png"/>
  <manifest:file-entry manifest:full-path="Pictures/10000000000004EA000003AFC80B378DA8019CD2.png" manifest:media-type="image/png"/>
  <manifest:file-entry manifest:full-path="Pictures/10000000000004E8000003B002481D135D34EB5F.png" manifest:media-type="image/png"/>
  <manifest:file-entry manifest:full-path="Pictures/10000000000004E8000003ABA2E06EDA49EE8787.png" manifest:media-type="image/png"/>
  <manifest:file-entry manifest:full-path="Pictures/10000000000005680000040E552521800C5D1E7E.png" manifest:media-type="image/png"/>
  <manifest:file-entry manifest:full-path="Pictures/10000000000004E5000003AA3B7F08AF6A3190CB.png" manifest:media-type="image/png"/>
  <manifest:file-entry manifest:full-path="Pictures/100149180000416100001359A6E1894D04FE6370.emf" manifest:media-type="image/x-emf"/>
  <manifest:file-entry manifest:full-path="Pictures/10000000000004E7000003ABED97461CAC3617D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 style:font-pitch="variable"/>
    <style:font-face style:name="Geneva1" svg:font-family="Genev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252cm" svg:height="6.348cm" svg:x="16.894cm" svg:y="6.402cm">
          <draw:image xlink:href="Pictures/100000010000049700000388A8E9BC9960F10A50.png" xlink:type="simple" xlink:show="embed" xlink:actuate="onLoad" draw:mime-type="image/png">
            <text:p/>
          </draw:image>
        </draw:frame>
        <draw:frame draw:style-name="gr2" draw:text-style-name="P2" draw:layer="layout" svg:width="7.72cm" svg:height="5.772cm" svg:x="17.018cm" svg:y="0.508cm">
          <draw:image xlink:href="Pictures/10000000000004EC000003AEDCA0613160FCA066.png" xlink:type="simple" xlink:show="embed" xlink:actuate="onLoad" draw:mime-type="image/png">
            <text:p/>
          </draw:image>
        </draw:frame>
        <draw:frame draw:style-name="gr2" draw:text-style-name="P2" draw:layer="layout" svg:width="8.382cm" svg:height="6.28cm" svg:x="0cm" svg:y="12.77cm">
          <draw:image xlink:href="Pictures/10000000000004E9000003AE7498919208663034.png" xlink:type="simple" xlink:show="embed" xlink:actuate="onLoad" draw:mime-type="image/png">
            <text:p/>
          </draw:image>
        </draw:frame>
        <draw:frame draw:style-name="gr2" draw:text-style-name="P2" draw:layer="layout" svg:width="7.709cm" svg:height="5.778cm" svg:x="0.508cm" svg:y="0.508cm">
          <draw:image xlink:href="Pictures/10000000000004EA000003AFC80B378DA8019CD2.png" xlink:type="simple" xlink:show="embed" xlink:actuate="onLoad" draw:mime-type="image/png">
            <text:p/>
          </draw:image>
        </draw:frame>
        <draw:frame draw:style-name="gr2" draw:text-style-name="P2" draw:layer="layout" svg:width="7.874cm" svg:height="5.918cm" svg:x="0.254cm" svg:y="6.852cm">
          <draw:image xlink:href="Pictures/10000000000004E8000003B002481D135D34EB5F.png" xlink:type="simple" xlink:show="embed" xlink:actuate="onLoad" draw:mime-type="image/png">
            <text:p/>
          </draw:image>
        </draw:frame>
        <draw:frame draw:style-name="gr2" draw:text-style-name="P2" draw:layer="layout" svg:width="8.382cm" svg:height="6.3cm" svg:x="8.382cm" svg:y="12.75cm">
          <draw:image xlink:href="Pictures/10000000000004E8000003B09DEB8F23A8A63E7A.png" xlink:type="simple" xlink:show="embed" xlink:actuate="onLoad" draw:mime-type="image/png">
            <text:p/>
          </draw:image>
        </draw:frame>
        <draw:frame draw:style-name="gr2" draw:text-style-name="P2" draw:layer="layout" svg:width="7.874cm" svg:height="5.891cm" svg:x="8.89cm" svg:y="0.459cm">
          <draw:image xlink:href="Pictures/10000000000004E7000003ABED97461CAC3617D0.png" xlink:type="simple" xlink:show="embed" xlink:actuate="onLoad" draw:mime-type="image/png">
            <text:p/>
          </draw:image>
        </draw:frame>
        <draw:frame draw:style-name="gr2" draw:text-style-name="P2" draw:layer="layout" svg:width="8.128cm" svg:height="6.097cm" svg:x="8.636cm" svg:y="6.653cm">
          <draw:image xlink:href="Pictures/10000000000005680000040E552521800C5D1E7E.png" xlink:type="simple" xlink:show="embed" xlink:actuate="onLoad" draw:mime-type="image/png">
            <text:p/>
          </draw:image>
        </draw:frame>
        <draw:frame draw:style-name="gr1" draw:text-style-name="P1" draw:layer="layout" svg:width="6.3cm" svg:height="5.842cm" svg:x="18.288cm" svg:y="12.954cm">
          <draw:image xlink:href="Pictures/100000000000050D000004AFD2DB7BB995BEB4CF.png" xlink:type="simple" xlink:show="embed" xlink:actuate="onLoad" draw:mime-type="image/png">
            <text:p/>
          </draw:image>
        </draw:frame>
        <draw:frame draw:style-name="gr1" draw:text-style-name="P1" draw:layer="layout" svg:width="2.1cm" svg:height="0.324cm" svg:x="22.349cm" svg:y="18.37cm">
          <draw:image xlink:href="Pictures/100000000000065A000000FB695DA34B82145F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1" presentation:class="page"/>
          <draw:frame presentation:style-name="pr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2.7cm" svg:height="9.517cm" svg:x="0cm" svg:y="9.533cm">
          <draw:image xlink:href="Pictures/10000000000004E5000003AB891C971D20451FD4.png" xlink:type="simple" xlink:show="embed" xlink:actuate="onLoad" draw:mime-type="image/png">
            <text:p/>
          </draw:image>
        </draw:frame>
        <draw:frame draw:style-name="gr2" draw:text-style-name="P2" draw:layer="layout" svg:width="12.7cm" svg:height="9.526cm" svg:x="12.7cm" svg:y="9.524cm">
          <draw:image xlink:href="Pictures/10000000000004E4000003AB24FBAB242C5A9B8C.png" xlink:type="simple" xlink:show="embed" xlink:actuate="onLoad" draw:mime-type="image/png">
            <text:p/>
          </draw:image>
        </draw:frame>
        <draw:frame draw:style-name="gr2" draw:text-style-name="P2" draw:layer="layout" svg:width="2.52cm" svg:height="1.12cm" svg:x="2.286cm" svg:y="14.732cm">
          <draw:image xlink:href="Pictures/10000000000001170000007CC55A32C36D6B76FC.png" xlink:type="simple" xlink:show="embed" xlink:actuate="onLoad" draw:mime-type="image/png">
            <text:p/>
          </draw:image>
        </draw:frame>
        <draw:frame draw:style-name="gr2" draw:text-style-name="P2" draw:layer="layout" svg:width="1.808cm" svg:height="0.983cm" svg:x="21.052cm" svg:y="13.716cm">
          <draw:image xlink:href="Pictures/10000000000000CE00000070DE776798F9588826.png" xlink:type="simple" xlink:show="embed" xlink:actuate="onLoad" draw:mime-type="image/png">
            <text:p/>
          </draw:image>
        </draw:frame>
        <draw:frame draw:style-name="gr2" draw:text-style-name="P2" draw:layer="layout" svg:width="0.922cm" svg:height="1.016cm" svg:x="22.606cm" svg:y="14.186cm">
          <draw:image xlink:href="Pictures/100000000000003B0000004185CFE838D5ABBC4B.png" xlink:type="simple" xlink:show="embed" xlink:actuate="onLoad" draw:mime-type="image/png">
            <text:p/>
          </draw:image>
        </draw:frame>
        <draw:frame draw:style-name="gr2" draw:text-style-name="P2" draw:layer="layout" svg:width="12.752cm" svg:height="9.533cm" svg:x="0cm" svg:y="0.254cm">
          <draw:image xlink:href="Pictures/10000000000004E8000003ABA2E06EDA49EE8787.png" xlink:type="simple" xlink:show="embed" xlink:actuate="onLoad" draw:mime-type="image/png">
            <text:p/>
          </draw:image>
        </draw:frame>
        <draw:frame draw:style-name="gr2" draw:text-style-name="P2" draw:layer="layout" svg:width="12.619cm" svg:height="9.462cm" svg:x="12.7cm" svg:y="0.254cm">
          <draw:image xlink:href="Pictures/10000000000004E7000003AD165F1429F6052AD9.png" xlink:type="simple" xlink:show="embed" xlink:actuate="onLoad" draw:mime-type="image/png">
            <text:p/>
          </draw:image>
        </draw:frame>
        <draw:frame draw:style-name="gr2" draw:text-style-name="P2" draw:layer="layout" svg:width="1.808cm" svg:height="0.983cm" svg:x="21.56cm" svg:y="4.605cm">
          <draw:image xlink:href="Pictures/10000000000000CE00000070DE776798F9588826.png" xlink:type="simple" xlink:show="embed" xlink:actuate="onLoad" draw:mime-type="image/png">
            <text:p/>
          </draw:image>
        </draw:frame>
        <draw:frame draw:style-name="gr2" draw:text-style-name="P2" draw:layer="layout" svg:width="0.922cm" svg:height="1.016cm" svg:x="23.114cm" svg:y="5.08cm">
          <draw:image xlink:href="Pictures/100000000000003B0000004185CFE838D5ABBC4B.png" xlink:type="simple" xlink:show="embed" xlink:actuate="onLoad" draw:mime-type="image/png">
            <text:p/>
          </draw:image>
        </draw:frame>
        <draw:frame draw:style-name="gr2" draw:text-style-name="P2" draw:layer="layout" svg:width="2.52cm" svg:height="1.12cm" svg:x="3.302cm" svg:y="4.826cm">
          <draw:image xlink:href="Pictures/10000000000001170000007CC55A32C36D6B76F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2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3.984cm" svg:height="17.95cm" svg:x="0.654cm" svg:y="0.508cm">
          <draw:image xlink:href="Pictures/10000000000004E5000003AA3B7F08AF6A3190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99cm" svg:height="9.524cm" svg:x="3.175cm" svg:y="1.93cm" draw:page-number="3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11.609cm" svg:height="8.636cm" svg:x="0.762cm" svg:y="5.08cm">
          <draw:image xlink:href="Pictures/10000000000004E9000003A7AEDCC5DA5B5C8165.png" xlink:type="simple" xlink:show="embed" xlink:actuate="onLoad" draw:mime-type="image/png">
            <text:p/>
          </draw:image>
        </draw:frame>
        <draw:frame draw:style-name="gr2" draw:text-style-name="P2" draw:layer="layout" svg:width="12.446cm" svg:height="9.328cm" svg:x="12.446cm" svg:y="4.826cm">
          <draw:image xlink:href="Pictures/10000000000004E6000003AC0131B48048B304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699cm" svg:height="9.524cm" svg:x="3.175cm" svg:y="1.93cm" draw:page-number="4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neva" svg:font-family="Geneva" style:font-pitch="variable"/>
    <style:font-face style:name="Geneva1" svg:font-family="Genev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ヒラギノ角ゴ Pro W3" svg:font-family="'ヒラギノ角ゴ Pro W3'" style:font-pitch="variable"/>
    <style:font-face style:name="ヒラギノ角ゴ Pro W31" svg:font-family="'ヒラギノ角ゴ Pro W3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0000" draw:marker-start-width="0.356cm" draw:marker-end-width="0.356cm" draw:fill="none" draw:fill-color="#ff0000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2pt" style:font-style-asian="normal" style:font-weight-asian="normal" style:font-name-complex="Geneva1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Geneva1" style:font-family-asian="Geneva" style:font-size-asian="16pt" style:font-style-asian="normal" style:font-weight-asian="normal" style:font-name-complex="Geneva1" style:font-family-complex="Geneva" style:font-size-complex="1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ヒラギノ角ゴ Pro W31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2pt" style:font-style-asian="normal" style:font-weight-asian="normal" style:font-name-complex="Geneva1" style:font-family-complex="Geneva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Geneva1" style:font-family-asian="Geneva" style:font-size-asian="16pt" style:font-style-asian="normal" style:font-weight-asian="normal" style:font-name-complex="Geneva1" style:font-family-complex="Geneva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Geneva1" style:font-family-asian="Geneva" style:font-size-asian="14pt" style:font-style-asian="normal" style:font-weight-asian="normal" style:font-name-complex="Geneva1" style:font-family-complex="Genev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4pt" style:font-style-asian="normal" style:font-weight-asian="normal" style:font-name-complex="ヒラギノ角ゴ Pro W31" style:font-family-complex="'ヒラギノ角ゴ Pro W3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style:font-name-asian="ヒラギノ角ゴ Pro W31" style:font-size-asian="30pt" style:font-style-asian="normal" style:font-weight-asian="normal" style:font-name-complex="Geneva1" style:font-size-complex="3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style:font-name-asian="ヒラギノ角ゴ Pro W31" style:font-size-asian="22pt" style:font-style-asian="normal" style:font-weight-asian="normal" style:font-name-complex="Geneva1" style:font-size-complex="2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Geneva1" style:font-size-asian="18pt" style:font-style-asian="normal" style:font-weight-asian="normal" style:font-name-complex="Geneva1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Geneva1" style:font-size-asian="16pt" style:font-style-asian="normal" style:font-weight-asian="normal" style:font-name-complex="Geneva1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Geneva1" style:font-size-asian="14pt" style:font-style-asian="normal" style:font-weight-asian="normal" style:font-name-complex="Geneva1" style:font-size-complex="14pt" style:font-style-complex="normal" style:font-weight-complex="normal"/>
    </style:style>
    <style:style style:name="MT7" style:family="text">
      <style:text-properties fo:font-variant="normal" fo:text-transform="none" fo:color="#5f5f5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ヒラギノ角ゴ Pro W31" style:font-size-asian="14pt" style:font-style-asian="normal" style:font-weight-asian="normal" style:font-name-complex="Genev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 Box 10" draw:style-name="Mgr3" draw:text-style-name="MP5" draw:layer="backgroundobjects" drawooo:display="none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drawooo:display="none" svg:x1="0cm" svg:y1="1.552cm" svg:x2="25.4cm" svg:y2="1.569cm">
        <text:p/>
      </draw:line>
      <draw:frame draw:name="Picture 5" draw:style-name="Mgr5" draw:text-style-name="MP6" draw:layer="backgroundobjects" drawooo:display="none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79000000AB50496363004152DD.png" xlink:type="simple" xlink:show="embed" xlink:actuate="onLoad" draw:mime-type="image/png"/>
        <svg:desc>RU_SHIELD_LOGOTYPE_CMYK_K.eps</svg:desc>
      </draw:frame>
      <draw:frame draw:name="Rectangle 2" presentation:style-name="Mpr1" draw:text-style-name="MP8" draw:layer="backgroundobjects" svg:width="21.589cm" svg:height="4.082cm" svg:x="1.905cm" svg:y="5.91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Picture 1" draw:style-name="Mgr5" draw:text-style-name="MP6" draw:layer="backgroundobjects" svg:width="11.958cm" svg:height="3.549cm" svg:x="0.917cm" svg:y="0.836cm">
        <draw:image xlink:href="Pictures/100149180000416100001359A6E1894D04FE6370.emf" xlink:type="simple" xlink:show="embed" xlink:actuate="onLoad" draw:mime-type="image/x-emf">
          <text:p/>
        </draw:image>
        <draw:image xlink:href="Pictures/1000000100000279000000BBDA813EB961632768.png" xlink:type="simple" xlink:show="embed" xlink:actuate="onLoad" draw:mime-type="image/png"/>
        <svg:desc>RU_SHIELD_SIG_ST_PMS186_100K.eps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10" draw:style-name="Mgr3" draw:text-style-name="MP5" draw:layer="backgroundobjects" svg:width="11.641cm" svg:height="1.101cm" svg:x="13.547cm" svg:y="0.2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4" draw:style-name="Mgr4" draw:text-style-name="MP6" draw:layer="backgroundobjects" svg:x1="0cm" svg:y1="1.552cm" svg:x2="25.4cm" svg:y2="1.569cm">
        <text:p/>
      </draw:line>
      <draw:frame draw:name="Picture 5" draw:style-name="Mgr5" draw:text-style-name="MP6" draw:layer="backgroundobjects" svg:width="4.416cm" svg:height="1.198cm" svg:x="0.314cm" svg:y="0.212cm">
        <draw:image xlink:href="Pictures/1000A17000004161000011A9A46FD3B7A48FAE8C.emf" xlink:type="simple" xlink:show="embed" xlink:actuate="onLoad" draw:mime-type="image/x-emf">
          <text:p/>
        </draw:image>
        <draw:image xlink:href="Pictures/1000000100000279000000AB50496363004152DD.png" xlink:type="simple" xlink:show="embed" xlink:actuate="onLoad" draw:mime-type="image/png"/>
        <svg:desc>RU_SHIELD_LOGOTYPE_CMYK_K.eps</svg:desc>
      </draw:frame>
      <draw:frame draw:name="Title 1" presentation:style-name="Mpr4" draw:text-style-name="MP8" draw:layer="backgroundobjects" svg:width="22.859cm" svg:height="2.244cm" svg:x="1.27cm" svg:y="1.69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" draw:text-style-name="MP14" draw:layer="backgroundobjects" svg:width="22.859cm" svg:height="12.593cm" svg:x="1.27cm" svg:y="4.233cm" presentation:class="outline" presentation:user-transformed="true">
        <draw:text-box>
          <text:list text:style-name="ML3">
            <text:list-item>
              <text:p text:style-name="MP10"><text:span text:style-name="MT3">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6" draw:text-style-name="MP16" draw:layer="backgroundobjects" svg:width="5.926cm" svg:height="1.322cm" svg:x="18.203cm" svg:y="17.34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05cm" svg:height="1.313cm" svg:x="8.686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aniel</meta:initial-creator>
    <meta:editing-cycles>443</meta:editing-cycles>
    <meta:print-date>2015-10-16T14:09:02</meta:print-date>
    <meta:creation-date>2017-11-11T21:13:38</meta:creation-date>
    <dc:date>2023-04-04T13:31:21.208322111</dc:date>
    <meta:editing-duration>P1DT22H13M48S</meta:editing-duration>
    <meta:generator>LibreOffice/7.3.7.2$Linux_X86_64 LibreOffice_project/30$Build-2</meta:generator>
    <meta:document-statistic meta:object-count="76"/>
    <meta:user-defined meta:name="AppVersion">15.0038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